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a31515"/>
    </style:style>
    <style:style style:name="ce14" style:family="table-cell" style:parent-style-name="Default">
      <style:table-cell-properties fo:wrap-option="wrap"/>
      <style:text-properties fo:color="#a31515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ce181e"/>
    </style:style>
    <style:style style:name="T1" style:family="text">
      <style:text-properties fo:color="#a31515" style:font-name="DotumChe" fo:font-size="9.5pt" style:font-name-asian="DotumChe" style:font-name-complex="DotumChe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OUND_JAVA</text:p>
          </table:table-cell>
          <table:table-cell table:style-name="ce5" office:value-type="string" calcext:value-type="string">
            <text:p>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ce1"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_ASK</text:p>
          </table:table-cell>
          <table:table-cell office:value-type="string" calcext:value-type="string">
            <text:p>새로운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PENDING_CHECK_PROGRAM_VER</text:p>
          </table:table-cell>
          <table:table-cell office:value-type="string" calcext:value-type="string">
            <text:p>프로그램이 최신 버전인지 확인 중입니다... (1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PENDING_CHECK_CORDOVA_VER</text:p>
          </table:table-cell>
          <table:table-cell office:value-type="string" calcext:value-type="string">
            <text:p>코르도바가 최신 버전인지 확인 중입니다... (5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CONNECTED_INTERNET</text:p>
          </table:table-cell>
          <table:table-cell office:value-type="string" calcext:value-type="string">
            <text:p>인터넷에 연결되어있지 않아 프로그램이 최신 상태인지 확인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LATEST_CORDOV_VER</text:p>
          </table:table-cell>
          <table:table-cell office:value-type="string" calcext:value-type="string">
            <text:p>현재 사용 중인 코르도바가 최신 버전이 아닙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</text:p>
          </table:table-cell>
          <table:table-cell office:value-type="string" calcext:value-type="string">
            <text:p>최신 버전은 v{0} 버전이며 업데이트가 필요합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_ASK</text:p>
          </table:table-cell>
          <table:table-cell office:value-type="string" calcext:value-type="string">
            <text:p>코르도바를 최신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INSTALLING_CORDOVA</text:p>
          </table:table-cell>
          <table:table-cell office:value-type="string" calcext:value-type="string">
            <text:p>cordova를 설치하고 있습니다. 잠시만 기다려주세요 (1분 이내)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SUCCESS_INSTALLED_CORDOVA</text:p>
          </table:table-cell>
          <table:table-cell office:value-type="string" calcext:value-type="string">
            <text:p>echo 코르도바 설치 및 업데이트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AIL_INSTALLED_CORDOVA</text:p>
          </table:table-cell>
          <table:table-cell office:value-type="string" calcext:value-type="string">
            <text:p>echo 코르도바 설치 도중에 오류가 발생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LATEST_CORDOVA_READY</text:p>
          </table:table-cell>
          <table:table-cell office:value-type="string" calcext:value-type="string">
            <text:p>현재 최신 버전의 코르도바를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LEAR_BUILD_LOG</text:p>
          </table:table-cell>
          <table:table-cell office:value-type="string" calcext:value-type="string">
            <text:p>빌드 로그 삭제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AVE_BUILD_LOG</text:p>
          </table:table-cell>
          <table:table-cell office:value-type="string" calcext:value-type="string">
            <text:p>빌드 로그 저장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UCCESSED_SETUP_FILE</text:p>
          </table:table-cell>
          <table:table-cell office:value-type="string" calcext:value-type="string">
            <text:p>설치 파일을 성공적으로 내려 받았습니다. 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LREADY_EXISTED_KEYSTORE</text:p>
          </table:table-cell>
          <table:table-cell table:style-name="ce13" office:value-type="string" calcext:value-type="string">
            <text:p>키스토어 파일이 이미 생성되어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ENVIRONMENT_VAR_NOT_FOUND</text:p>
          </table:table-cell>
          <table:table-cell table:style-name="ce13" office:value-type="string" calcext:value-type="string">
            <text:p>윈도우 환경 변수에서 <text:span text:style-name="T1">ANDROID_SDK_ROOT 또는 ANDROID_HOME 변수를 찾지 못했습니다.</text:span>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ANDROID_API_LEVEL_NOT_FOUND</text:p>
          </table:table-cell>
          <table:table-cell table:style-name="ce14" office:value-type="string" calcext:value-type="string">
            <text:p>안드로이드 API 레벨이 없습니다. SDK Manager를 이용하여 안드로이드 API를 설치해주십시오.</text:p>
          </table:table-cell>
          <table:table-cell office:value-type="string" calcext:value-type="string">
            <text:p>Form1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OUND_JAVA</text:p>
          </table:table-cell>
          <table:table-cell table:style-name="ce5" office:value-type="string" calcext:value-type="string">
            <text:p>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ce1"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_ASK</text:p>
          </table:table-cell>
          <table:table-cell office:value-type="string" calcext:value-type="string">
            <text:p>Do you want to update to a new version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UCCESSED_SETUP_FILE</text:p>
          </table:table-cell>
          <table:table-cell office:value-type="string" calcext:value-type="string">
            <text:p>You have successfully downloaded the install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LREADY_EXISTED_KEYSTORE</text:p>
          </table:table-cell>
          <table:table-cell table:style-name="ce13" office:value-type="string" calcext:value-type="string">
            <text:p>Already existed keystore file in your project folder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ENVIRONMENT_VAR_NOT_FOUND</text:p>
          </table:table-cell>
          <table:table-cell office:value-type="string" calcext:value-type="string">
            <text:p>Cannot find ANDROID_SDK_ROOT or ANDROID_HOME in the Windows Environment Variables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ANDROID_API_LEVEL_NOT_FOUND</text:p>
          </table:table-cell>
          <table:table-cell table:style-name="ce14" office:value-type="string" calcext:value-type="string">
            <text:p>The Android SDK API Levels does not exist. Please install a new Android API Level using SDK Manager.</text:p>
          </table:table-cell>
          <table:table-cell office:value-type="string" calcext:value-type="string">
            <text:p>Form1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1"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OUND_JAVA</text:p>
          </table:table-cell>
          <table:table-cell table:style-name="ce5" office:value-type="string" calcext:value-type="string">
            <text:p>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ce1"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1"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HECK_VERSION_OLD_ASK</text:p>
          </table:table-cell>
          <table:table-cell office:value-type="string" calcext:value-type="string">
            <text:p>Do you want to update to a new version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SUCCESSED_SETUP_FILE</text:p>
          </table:table-cell>
          <table:table-cell office:value-type="string" calcext:value-type="string">
            <text:p>You have successfully downloaded the install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LREADY_EXISTED_KEYSTORE</text:p>
          </table:table-cell>
          <table:table-cell table:style-name="ce17" office:value-type="string" calcext:value-type="string">
            <text:p>Already existed keystore file in your project folder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ENVIRONMENT_VAR_NOT_FOUND</text:p>
          </table:table-cell>
          <table:table-cell office:value-type="string" calcext:value-type="string">
            <text:p>Cannot find ANDROID_SDK_ROOT or ANDROID_HOME in the Windows Environment Variables</text:p>
          </table:table-cell>
          <table:table-cell office:value-type="string" calcext:value-type="string">
            <text:p>Form1</text:p>
          </table:table-cell>
        </table:table-row>
        <table:table-row table:style-name="ro2">
          <table:table-cell/>
          <table:table-cell office:value-type="string" calcext:value-type="string">
            <text:p>ANDROID_API_LEVEL_NOT_FOUND</text:p>
          </table:table-cell>
          <table:table-cell table:style-name="ce14" office:value-type="string" calcext:value-type="string">
            <text:p>The Android SDK API Levels does not exist. Please install a new Android API Level using SDK Manager.</text:p>
          </table:table-cell>
          <table:table-cell office:value-type="string" calcext:value-type="string">
            <text:p>Form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00/00/00</text:date>, <text:time style:data-style-name="N2" text:time-value="11:14:17.50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20-02-01T11:54:25.070000000</dc:date>
    <meta:editing-duration>PT1H32M38S</meta:editing-duration>
    <meta:editing-cycles>24</meta:editing-cycles>
    <meta:generator>LibreOffice/5.4.4.2$Windows_X86_64 LibreOffice_project/2524958677847fb3bb44820e40380acbe820f960</meta:generator>
    <meta:document-statistic meta:table-count="3" meta:cell-count="549" meta:object-count="0"/>
  </office:meta>
</office:document-meta>
</file>